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SFMono-Regular" svg:font-family="SFMono-Regular, Menlo, Monaco, Consolas, 'Liberation Mono', 'Courier New', monospace"/>
    <style:font-face style:name="Times New Roman" svg:font-family="'Times New Roman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margin-top="0cm" fo:margin-bottom="0.282cm" style:contextual-spacing="false"/>
      <style:text-properties officeooo:rsid="001edb0f" officeooo:paragraph-rsid="001edb0f"/>
    </style:style>
    <style:style style:name="P3" style:family="paragraph" style:parent-style-name="Standard">
      <style:paragraph-properties fo:margin-top="0cm" fo:margin-bottom="0.282cm" style:contextual-spacing="false"/>
      <style:text-properties fo:language="en" fo:country="US" fo:font-weight="bold" officeooo:rsid="001edb0f" officeooo:paragraph-rsid="001edb0f" style:font-weight-asian="bold" style:font-weight-complex="bold"/>
    </style:style>
    <style:style style:name="P4" style:family="paragraph" style:parent-style-name="Standard">
      <style:paragraph-properties fo:margin-top="0cm" fo:margin-bottom="0.282cm" style:contextual-spacing="false"/>
      <style:text-properties officeooo:rsid="00209dff" officeooo:paragraph-rsid="00209dff"/>
    </style:style>
    <style:style style:name="P5" style:family="paragraph" style:parent-style-name="Standard">
      <style:paragraph-properties fo:margin-top="0cm" fo:margin-bottom="0.282cm" style:contextual-spacing="false"/>
      <style:text-properties style:font-name="monospace" officeooo:rsid="00209dff" officeooo:paragraph-rsid="002ad640"/>
    </style:style>
    <style:style style:name="P6" style:family="paragraph" style:parent-style-name="Standard">
      <style:paragraph-properties fo:margin-top="0cm" fo:margin-bottom="0.282cm" style:contextual-spacing="false"/>
      <style:text-properties style:font-name="monospace" officeooo:rsid="002ace9b" officeooo:paragraph-rsid="002ace9b"/>
    </style:style>
    <style:style style:name="P7" style:family="paragraph" style:parent-style-name="Standard">
      <style:paragraph-properties fo:margin-top="0cm" fo:margin-bottom="0.282cm" style:contextual-spacing="false"/>
      <style:text-properties style:font-name="monospace" officeooo:rsid="00209dff" officeooo:paragraph-rsid="00209dff"/>
    </style:style>
    <style:style style:name="P8" style:family="paragraph" style:parent-style-name="Standard">
      <style:paragraph-properties fo:margin-top="0cm" fo:margin-bottom="0.282cm" style:contextual-spacing="false"/>
      <style:text-properties style:use-window-font-color="true" loext:opacity="0%" style:font-name="Calibri" fo:font-size="11pt" fo:language="en" fo:country="US" officeooo:rsid="001edb0f" officeooo:paragraph-rsid="00209dff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style>
    <style:style style:name="P9" style:family="paragraph" style:parent-style-name="Standard">
      <style:paragraph-properties fo:margin-top="0cm" fo:margin-bottom="0.282cm" style:contextual-spacing="false"/>
      <style:text-properties officeooo:paragraph-rsid="00209dff"/>
    </style:style>
    <style:style style:name="P10" style:family="paragraph" style:parent-style-name="Standard">
      <style:paragraph-properties fo:margin-top="0cm" fo:margin-bottom="0.282cm" style:contextual-spacing="false"/>
      <style:text-properties fo:language="en" fo:country="US" fo:font-weight="bold" officeooo:rsid="001edb0f" officeooo:paragraph-rsid="002baaee" style:font-weight-asian="bold" style:font-weight-complex="bold"/>
    </style:style>
    <style:style style:name="P11" style:family="paragraph" style:parent-style-name="Standard">
      <style:paragraph-properties fo:margin-top="0cm" fo:margin-bottom="0.282cm" style:contextual-spacing="false"/>
      <style:text-properties officeooo:paragraph-rsid="002baaee"/>
    </style:style>
    <style:style style:name="P12" style:family="paragraph" style:parent-style-name="Standard">
      <style:paragraph-properties fo:margin-top="0cm" fo:margin-bottom="0.282cm" style:contextual-spacing="false"/>
      <style:text-properties officeooo:rsid="001a83a4" officeooo:paragraph-rsid="001a83a4"/>
    </style:style>
    <style:style style:name="P13" style:family="paragraph" style:parent-style-name="Standard">
      <style:paragraph-properties fo:margin-top="0cm" fo:margin-bottom="0.282cm" style:contextual-spacing="false"/>
      <style:text-properties officeooo:rsid="00264559" officeooo:paragraph-rsid="00264559"/>
    </style:style>
    <style:style style:name="P14" style:family="paragraph" style:parent-style-name="Preformatted_20_Text">
      <style:paragraph-properties fo:margin-top="0cm" fo:margin-bottom="0.282cm" style:contextual-spacing="false"/>
      <style:text-properties fo:font-variant="normal" fo:text-transform="none" fo:color="#212529" loext:opacity="100%" fo:letter-spacing="normal" officeooo:paragraph-rsid="00264559"/>
    </style:style>
    <style:style style:name="T1" style:family="text">
      <style:text-properties fo:language="en" fo:country="US"/>
    </style:style>
    <style:style style:name="T2" style:family="text">
      <style:text-properties officeooo:rsid="0024adcd"/>
    </style:style>
    <style:style style:name="T3" style:family="text">
      <style:text-properties fo:color="#000000" loext:opacity="100%" fo:language="en" fo:country="US" fo:background-color="#ffffff" loext:char-shading-value="0"/>
    </style:style>
    <style:style style:name="T4" style:family="text">
      <style:text-properties fo:language="en" fo:country="US" officeooo:rsid="0022ccae"/>
    </style:style>
    <style:style style:name="T5" style:family="text">
      <style:text-properties officeooo:rsid="00209dff"/>
    </style:style>
    <style:style style:name="T6" style:family="text">
      <style:text-properties officeooo:rsid="0025ee07"/>
    </style:style>
    <style:style style:name="T7" style:family="text">
      <style:text-properties fo:language="en" fo:country="US" officeooo:rsid="00209dff"/>
    </style:style>
    <style:style style:name="T8" style:family="text">
      <style:text-properties fo:language="en" fo:country="US" officeooo:rsid="001edb0f"/>
    </style:style>
    <style:style style:name="T9" style:family="text">
      <style:text-properties fo:language="en" fo:country="US" officeooo:rsid="0024adcd"/>
    </style:style>
    <style:style style:name="T10" style:family="text">
      <style:text-properties officeooo:rsid="002baaee"/>
    </style:style>
    <style:style style:name="T11" style:family="text">
      <style:text-properties fo:language="en" fo:country="US" officeooo:rsid="002baaee"/>
    </style:style>
    <style:style style:name="T12" style:family="text">
      <style:text-properties fo:language="en" fo:country="US" officeooo:rsid="002d8ef2"/>
    </style:style>
    <style:style style:name="T13" style:family="text">
      <style:text-properties fo:language="en" fo:country="US" officeooo:rsid="001c3b73"/>
    </style:style>
    <style:style style:name="T14" style:family="text">
      <style:text-properties style:font-name="SFMono-Regular" fo:font-size="10.5pt" fo:language="en" fo:country="US" fo:font-style="normal" fo:font-weight="normal" officeooo:rsid="00264559"/>
    </style:style>
    <style:style style:name="T15" style:family="text">
      <style:text-properties fo:color="#bbbbbb" loext:opacity="100%" style:font-name="SFMono-Regular" fo:font-size="10.5pt" fo:language="en" fo:country="US" fo:font-style="normal" fo:font-weight="normal" officeooo:rsid="00264559"/>
    </style:style>
    <style:style style:name="T16" style:family="text">
      <style:text-properties fo:color="#208050" loext:opacity="100%" style:font-name="SFMono-Regular" fo:font-size="10.5pt" fo:language="en" fo:country="US" fo:font-style="normal" fo:font-weight="normal" officeooo:rsid="00264559"/>
    </style:style>
    <style:style style:name="T17" style:family="text">
      <style:text-properties fo:color="#208050" loext:opacity="100%" style:font-name="SFMono-Regular" fo:font-size="10.5pt" fo:language="en" fo:country="US" fo:font-style="normal" fo:font-weight="normal" officeooo:rsid="00269094"/>
    </style:style>
    <style:style style:name="T18" style:family="text">
      <style:text-properties style:font-name="SFMono-Regular" fo:font-size="10.5pt" fo:font-style="normal" fo:font-weight="normal"/>
    </style:style>
    <style:style style:name="T19" style:family="text">
      <style:text-properties fo:color="#bbbbbb" loext:opacity="100%" style:font-name="SFMono-Regular" fo:font-size="10.5pt" fo:font-style="normal" fo:font-weight="normal"/>
    </style:style>
    <style:style style:name="T20" style:family="text">
      <style:text-properties fo:color="#4070a0" loext:opacity="100%" style:font-name="SFMono-Regular" fo:font-size="10.5pt" fo:font-style="normal" fo:font-weight="normal"/>
    </style:style>
    <style:style style:name="T21" style:family="text">
      <style:text-properties fo:color="#4070a0" loext:opacity="100%" style:font-name="SFMono-Regular" fo:font-size="10.5pt" fo:font-style="normal" fo:font-weight="normal" officeooo:rsid="00264559"/>
    </style:style>
    <style:style style:name="T22" style:family="text">
      <style:text-properties style:font-name="SFMono-Regular" fo:font-size="10.5pt" fo:font-style="normal" fo:font-weight="normal" officeooo:rsid="0029a65d"/>
    </style:style>
    <style:style style:name="T23" style:family="text">
      <style:text-properties style:font-name="SFMono-Regular" fo:font-size="10.5pt" fo:font-style="normal" fo:font-weight="normal" officeooo:rsid="0026455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Для запуска нового контейнера из имеющегося образа «<text:span text:style-name="T1">postgres</text:span>» выполняем команду:</text:p>
      <text:p text:style-name="Standard"/>
      <text:p text:style-name="Standard">Для винды:</text:p>
      <text:p text:style-name="Standard" loext:marker-style-name="T1"><text:span text:style-name="T1">docker run -d --name postgres -e POSTGRES_PASSWORD=admin -v /c/Docker/Postgres_local:/var/lib/postgresql/data -p 5432:5432 postgres</text:span><text:span text:style-name="T1"/></text:p>
      <text:p text:style-name="P1" loext:marker-style-name="T1"/>
      <text:p text:style-name="Standard">Будет запущен контейнер сервера <text:span text:style-name="T1">postgres</text:span> <text:s/>с паролем администратора – <text:span text:style-name="T1">admin</text:span> и БД на диске – <text:span text:style-name="T1">C</text:span>:\<text:span text:style-name="T1">Docker</text:span>\<text:span text:style-name="T1">Postgres</text:span>_<text:span text:style-name="T1">local</text:span></text:p>
      <text:p text:style-name="P2" loext:marker-style-name="T1"><text:span text:style-name="T1"/></text:p>
      <text:p text:style-name="P3"><text:span text:style-name="T2">Для Linux</text:span> – используем NFS:</text:p>
      <text:p text:style-name="P4" loext:marker-style-name="T1"><text:span text:style-name="T1">1. Сначала монтируем NFS в виде volume:</text:span></text:p>
      <text:p text:style-name="P5" loext:marker-style-name="T1"><text:span text:style-name="T3">docker volume create --driver local --opt type=nfs --opt o=addr=192.168.1.12,rw --opt device=:/v</text:span><text:span text:style-name="T1">ar/data/Postgres</text:span><text:span text:style-name="T4">Data</text:span><text:span text:style-name="T1">Local PostgresLocal</text:span></text:p>
      <text:p text:style-name="P5" loext:marker-style-name="T1"><text:span text:style-name="T1"/></text:p>
      <text:p text:style-name="P5" loext:marker-style-name="T1"><text:span text:style-name="T1">docker volume create --driver local --opt type=nfs --opt o=addr=192.168.1.12,vers=4,rw --opt device=:/var/data/PostgresDataLocal <text:s/>PostgresLocal<text:line-break/></text:span></text:p>
      <text:p text:style-name="P6" loext:marker-style-name="T1"><text:span text:style-name="T1">Скачивыаем образ - docker pull postgres:17.2</text:span></text:p>
      <text:p text:style-name="P7" loext:marker-style-name="T1"><text:span text:style-name="T1"/></text:p>
      <text:p text:style-name="P8">Созданный volume PostgresLocal можно посмотреть в разделе volume.</text:p>
      <text:p text:style-name="P8"><text:span text:style-name="T5">Далее создаем экземпляр Postgres с исполльзованием созданного PostgresLocal </text:span><text:span text:style-name="T6">и нужной версии образа</text:span><text:span text:style-name="T5">:</text:span><text:line-break/></text:p>
      <text:p text:style-name="P9" loext:marker-style-name="T1"><text:span text:style-name="T1">docker run -d --name postgres -e POSTGRES_PASSWORD=admin --</text:span><text:span text:style-name="T7">mount </text:span><text:span text:style-name="T1"><text:s/></text:span><text:span text:style-name="T7">source=</text:span><text:span text:style-name="T8">PostgresLocal,</text:span><text:span text:style-name="T7">target=</text:span><text:span text:style-name="T1">/var/lib/postgresql/data -p 5432:5432 postgres:</text:span><text:span text:style-name="T9">17.2</text:span></text:p>
      <text:p text:style-name="P9" loext:marker-style-name="T1"><text:span text:style-name="T1"/></text:p>
      <text:p text:style-name="P10"><text:span text:style-name="T2">Для Linux</text:span><text:span text:style-name="T1"> – </text:span><text:span text:style-name="T10">(маппинг)</text:span><text:span text:style-name="T1">:</text:span></text:p>
      <text:p text:style-name="P11" loext:marker-style-name="T1"><text:span text:style-name="T1">docker run -d --name postgres -e POSTGRES_PASSWORD=admin --</text:span><text:span text:style-name="T7">mount </text:span><text:span text:style-name="T11">type=bind,</text:span><text:span text:style-name="T7">source=/</text:span><text:span text:style-name="T11">var/data/</text:span><text:span text:style-name="T8">Postgres</text:span><text:span text:style-name="T12">_</text:span><text:span text:style-name="T8">Local,</text:span><text:span text:style-name="T7">target=</text:span><text:span text:style-name="T1">/var/lib/postgresql/data -p 5432:5432 postgres:</text:span><text:span text:style-name="T9">17.2</text:span></text:p>
      <text:p text:style-name="P4" loext:marker-style-name="T1"><text:soft-page-break/><text:span text:style-name="T1">Подключение:</text:span></text:p>
      <text:p text:style-name="P4" loext:marker-style-name="T1"><text:span text:style-name="T1">Порт - 5432</text:span></text:p>
      <text:p text:style-name="P12" loext:marker-style-name="T1"><text:span text:style-name="T1">Пользователь – postgres</text:span></text:p>
      <text:p text:style-name="P12" loext:marker-style-name="T1"><text:span text:style-name="T1">Пароль – admin</text:span></text:p>
      <text:p text:style-name="P12" loext:marker-style-name="T1"><text:span text:style-name="T13"/></text:p>
      <text:p text:style-name="P12" loext:marker-style-name="T1"><text:span text:style-name="T13">----------------------</text:span></text:p>
      <text:p text:style-name="P13" loext:marker-style-name="T1"><text:span text:style-name="T13">P</text:span><text:span text:style-name="T1">gAdmin</text:span></text:p>
      <text:p text:style-name="P14" loext:marker-style-name="T1"><text:span text:style-name="T14">docker</text:span><text:span text:style-name="T15"> </text:span><text:span text:style-name="T14">run</text:span><text:span text:style-name="T15"> </text:span><text:span text:style-name="T14">-p</text:span><text:span text:style-name="T15"> </text:span><text:span text:style-name="T16">80</text:span><text:span text:style-name="T17">81</text:span><text:span text:style-name="T14">:80</text:span><text:span text:style-name="T15"> </text:span><text:span text:style-name="T18">-e</text:span><text:span text:style-name="T19"> </text:span><text:span text:style-name="T20">'PGADMIN_DEFAULT_EMAIL=</text:span><text:span text:style-name="T21">admin</text:span><text:span text:style-name="T20">@</text:span><text:span text:style-name="T21">admin</text:span><text:span text:style-name="T20">.com'</text:span><text:span text:style-name="T19"> </text:span><text:span text:style-name="T18">-e </text:span><text:span text:style-name="T19"><text:s/></text:span><text:span text:style-name="T20">'PGADMIN_DEFAULT_PASSWORD=</text:span><text:span text:style-name="T21">admin</text:span><text:span text:style-name="T20">'</text:span><text:span text:style-name="T19"> </text:span><text:span text:style-name="T18">-d --</text:span><text:span text:style-name="T22">name pgadmin</text:span><text:span text:style-name="T19"> </text:span><text:span text:style-name="T18">dpage/pgadmin4:</text:span><text:span text:style-name="T23">8.14.0</text:span></text:p>
      <text:p text:style-name="P13" loext:marker-style-name="T1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SFMono-Regular" svg:font-family="SFMono-Regular, Menlo, Monaco, Consolas, 'Liberation Mono', 'Courier New', monospace"/>
    <style:font-face style:name="Times New Roman" svg:font-family="'Times New Roman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FreeSerif" style:font-family-complex="FreeSeri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Заголовок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Указатель" style:family="paragraph" style:parent-style-name="Standard">
      <style:paragraph-properties text:number-lines="false" text:line-number="0"/>
      <style:text-properties style:font-name-complex="FreeSans1" style:font-family-complex="FreeSans" style:font-family-generic-complex="system" style:font-pitch-complex="variable"/>
    </style:style>
    <style:style style:name="HTML_20_Preformatted" style:display-name="HTML Preformatted" style:family="paragraph" style:parent-style-name="Standard" loext:linked-style-name="HTML_20_Preformatted_20_Char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_20__28_WW_29_" style:display-name="Default Paragraph Font (WW)" style:family="text"/>
    <style:style style:name="HTML_20_Preformatted_20_Char" style:display-name="HTML Preformatted Char" style:family="text" style:parent-style-name="Default_20_Paragraph_20_Font_20__28_WW_29_" loext:linked-style-name="HTML_20_Preformatted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HTML_20_Code" style:display-name="HTML Code" style:family="text" style:parent-style-name="Default_20_Paragraph_20_Font_20__28_WW_29_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nt" style:family="text" style:parent-style-name="Default_20_Paragraph_20_Font_20__28_WW_29_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9T15:51:00</meta:creation-date>
    <meta:initial-creator>Алексей Козлов</meta:initial-creator>
    <dc:language>ru-RU</dc:language>
    <dc:date>2025-01-04T19:15:33.974022931</dc:date>
    <meta:editing-cycles>19</meta:editing-cycles>
    <meta:editing-duration>PT4H23M33S</meta:editing-duration>
    <meta:generator>LibreOffice/24.8.4.2$Linux_X86_64 LibreOffice_project/480$Build-2</meta:generator>
    <meta:document-statistic meta:table-count="0" meta:image-count="0" meta:object-count="0" meta:page-count="2" meta:paragraph-count="21" meta:word-count="162" meta:character-count="1452" meta:non-whitespace-character-count="1313"/>
    <meta:user-defined meta:name="AppVersion">15.0000</meta:user-defined>
    <meta:template xlink:type="simple" xlink:actuate="onRequest" xlink:title="Normal.dotm" xlink:href=""/>
  </office:meta>
</office:document-meta>
</file>